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e17d7" officeooo:paragraph-rsid="001e17d7"/>
    </style:style>
    <style:style style:name="P2" style:family="paragraph" style:parent-style-name="Text_20_body">
      <style:text-properties officeooo:rsid="001e270b" officeooo:paragraph-rsid="001e270b"/>
    </style:style>
    <style:style style:name="P3" style:family="paragraph" style:parent-style-name="Text_20_body">
      <style:text-properties fo:font-weight="bold" officeooo:rsid="001e270b" officeooo:paragraph-rsid="001e270b" style:font-weight-asian="bold" style:font-weight-complex="bold"/>
    </style:style>
    <style:style style:name="P4" style:family="paragraph" style:parent-style-name="Text_20_body">
      <style:text-properties fo:font-weight="bold" officeooo:rsid="001fbc0c" officeooo:paragraph-rsid="001fbc0c" style:font-weight-asian="bold" style:font-weight-complex="bold"/>
    </style:style>
    <style:style style:name="P5" style:family="paragraph" style:parent-style-name="Text_20_body">
      <style:text-properties fo:font-weight="bold" officeooo:rsid="00208416" officeooo:paragraph-rsid="00208416" style:font-weight-asian="bold" style:font-weight-complex="bold"/>
    </style:style>
    <style:style style:name="P6" style:family="paragraph" style:parent-style-name="Text_20_body">
      <style:text-properties fo:font-weight="bold" officeooo:rsid="00219e49" officeooo:paragraph-rsid="00219e49" style:font-weight-asian="bold" style:font-weight-complex="bold"/>
    </style:style>
    <style:style style:name="P7" style:family="paragraph" style:parent-style-name="Text_20_body">
      <style:text-properties fo:font-weight="bold" officeooo:rsid="0022f8d2" officeooo:paragraph-rsid="0022f8d2" style:font-weight-asian="bold" style:font-weight-complex="bold"/>
    </style:style>
    <style:style style:name="P8" style:family="paragraph" style:parent-style-name="Text_20_body">
      <style:text-properties fo:font-weight="bold" officeooo:rsid="0022f8d2" officeooo:paragraph-rsid="00241046" style:font-weight-asian="bold" style:font-weight-complex="bold"/>
    </style:style>
    <style:style style:name="P9" style:family="paragraph" style:parent-style-name="Text_20_body">
      <style:text-properties fo:font-weight="bold" officeooo:rsid="00241046" officeooo:paragraph-rsid="00241046" style:font-weight-asian="bold" style:font-weight-complex="bold"/>
    </style:style>
    <style:style style:name="P10" style:family="paragraph" style:parent-style-name="Text_20_body">
      <style:text-properties fo:font-weight="bold" officeooo:rsid="002505c6" officeooo:paragraph-rsid="002505c6" style:font-weight-asian="bold" style:font-weight-complex="bold"/>
    </style:style>
    <style:style style:name="P11" style:family="paragraph" style:parent-style-name="Text_20_body">
      <style:text-properties fo:font-weight="bold" officeooo:rsid="0026dc5b" officeooo:paragraph-rsid="0026dc5b" style:font-weight-asian="bold" style:font-weight-complex="bold"/>
    </style:style>
    <style:style style:name="P12" style:family="paragraph" style:parent-style-name="Text_20_body">
      <style:text-properties fo:font-weight="bold" officeooo:rsid="0026dc5b" officeooo:paragraph-rsid="002757db" style:font-weight-asian="bold" style:font-weight-complex="bold"/>
    </style:style>
    <style:style style:name="P13" style:family="paragraph" style:parent-style-name="Text_20_body">
      <style:text-properties fo:font-weight="bold" officeooo:paragraph-rsid="0026dc5b" style:font-weight-asian="bold" style:font-weight-complex="bold"/>
    </style:style>
    <style:style style:name="P14" style:family="paragraph" style:parent-style-name="Text_20_body">
      <style:text-properties fo:font-weight="bold" officeooo:rsid="0029b941" officeooo:paragraph-rsid="0029b941" style:font-weight-asian="bold" style:font-weight-complex="bold"/>
    </style:style>
    <style:style style:name="P15" style:family="paragraph" style:parent-style-name="Text_20_body">
      <style:text-properties officeooo:paragraph-rsid="001e851e"/>
    </style:style>
    <style:style style:name="P16" style:family="paragraph" style:parent-style-name="Text_20_body">
      <style:text-properties fo:font-weight="normal" officeooo:rsid="001e270b" officeooo:paragraph-rsid="001e270b" style:font-weight-asian="normal" style:font-weight-complex="normal"/>
    </style:style>
    <style:style style:name="P17" style:family="paragraph" style:parent-style-name="Text_20_body">
      <style:text-properties fo:font-weight="normal" officeooo:rsid="001e17d7" officeooo:paragraph-rsid="001e851e" style:font-weight-asian="normal" style:font-weight-complex="normal"/>
    </style:style>
    <style:style style:name="P18" style:family="paragraph" style:parent-style-name="Text_20_body">
      <style:text-properties fo:font-weight="normal" officeooo:rsid="001fbc0c" officeooo:paragraph-rsid="001fbc0c" style:font-weight-asian="normal" style:font-weight-complex="normal"/>
    </style:style>
    <style:style style:name="P19" style:family="paragraph" style:parent-style-name="Text_20_body">
      <style:text-properties fo:font-weight="normal" officeooo:rsid="00208416" officeooo:paragraph-rsid="00208416" style:font-weight-asian="normal" style:font-weight-complex="normal"/>
    </style:style>
    <style:style style:name="P20" style:family="paragraph" style:parent-style-name="Text_20_body">
      <style:text-properties fo:font-weight="normal" officeooo:rsid="00208416" officeooo:paragraph-rsid="00219e49" style:font-weight-asian="normal" style:font-weight-complex="normal"/>
    </style:style>
    <style:style style:name="P21" style:family="paragraph" style:parent-style-name="Text_20_body">
      <style:text-properties fo:font-weight="normal" officeooo:rsid="002505c6" officeooo:paragraph-rsid="002505c6" style:font-weight-asian="normal" style:font-weight-complex="normal"/>
    </style:style>
    <style:style style:name="P22" style:family="paragraph" style:parent-style-name="Text_20_body">
      <style:text-properties fo:font-weight="normal" officeooo:rsid="0026dc5b" officeooo:paragraph-rsid="0026dc5b" style:font-weight-asian="normal" style:font-weight-complex="normal"/>
    </style:style>
    <style:style style:name="P23" style:family="paragraph" style:parent-style-name="Text_20_body">
      <style:text-properties fo:font-weight="normal" officeooo:rsid="0026dc5b" officeooo:paragraph-rsid="002757db" style:font-weight-asian="normal" style:font-weight-complex="normal"/>
    </style:style>
    <style:style style:name="P24" style:family="paragraph" style:parent-style-name="Text_20_body">
      <style:text-properties fo:font-weight="normal" officeooo:rsid="0026dc5b" officeooo:paragraph-rsid="00275e50" style:font-weight-asian="normal" style:font-weight-complex="normal"/>
    </style:style>
    <style:style style:name="P25" style:family="paragraph" style:parent-style-name="Text_20_body">
      <style:text-properties fo:font-weight="normal" officeooo:rsid="0026dc5b" officeooo:paragraph-rsid="00275f91" style:font-weight-asian="normal" style:font-weight-complex="normal"/>
    </style:style>
    <style:style style:name="P26" style:family="paragraph" style:parent-style-name="Text_20_body">
      <style:text-properties fo:font-weight="normal" officeooo:rsid="00275f91" officeooo:paragraph-rsid="00275f91" style:font-weight-asian="normal" style:font-weight-complex="normal"/>
    </style:style>
    <style:style style:name="P27" style:family="paragraph" style:parent-style-name="Text_20_body">
      <style:text-properties officeooo:paragraph-rsid="00208416"/>
    </style:style>
    <style:style style:name="P28" style:family="paragraph" style:parent-style-name="Text_20_body">
      <style:text-properties officeooo:paragraph-rsid="0023b84b"/>
    </style:style>
    <style:style style:name="P29" style:family="paragraph" style:parent-style-name="Text_20_body">
      <style:text-properties officeooo:paragraph-rsid="002505c6" loext:padding="0cm" loext:border="none"/>
    </style:style>
    <style:style style:name="P30" style:family="paragraph" style:parent-style-name="Text_20_body">
      <style:text-properties officeooo:paragraph-rsid="0026dc5b"/>
    </style:style>
    <style:style style:name="P31" style:family="paragraph" style:parent-style-name="Text_20_body">
      <style:text-properties officeooo:paragraph-rsid="002757db"/>
    </style:style>
    <style:style style:name="P32" style:family="paragraph" style:parent-style-name="Text_20_body">
      <style:text-properties officeooo:paragraph-rsid="00275e50"/>
    </style:style>
    <style:style style:name="P33" style:family="paragraph" style:parent-style-name="Text_20_body">
      <style:text-properties officeooo:paragraph-rsid="00275f91"/>
    </style:style>
    <style:style style:name="P34" style:family="paragraph" style:parent-style-name="Text_20_body">
      <style:text-properties officeooo:rsid="00275f91" officeooo:paragraph-rsid="00275f91"/>
    </style:style>
    <style:style style:name="P35" style:family="paragraph" style:parent-style-name="Text_20_body">
      <style:text-properties officeooo:rsid="00275f91" officeooo:paragraph-rsid="0027db8a"/>
    </style:style>
    <style:style style:name="P36" style:family="paragraph" style:parent-style-name="Text_20_body">
      <style:text-properties officeooo:rsid="0028fee0" officeooo:paragraph-rsid="0028fee0"/>
    </style:style>
    <style:style style:name="P37" style:family="paragraph" style:parent-style-name="Text_20_body">
      <style:text-properties officeooo:paragraph-rsid="0028fee0"/>
    </style:style>
    <style:style style:name="P38" style:family="paragraph" style:parent-style-name="Text_20_body">
      <style:text-properties officeooo:rsid="0029b941" officeooo:paragraph-rsid="0029b941"/>
    </style:style>
    <style:style style:name="P39" style:family="paragraph" style:parent-style-name="Text_20_body">
      <style:text-properties officeooo:rsid="0029b941" officeooo:paragraph-rsid="002b634c"/>
    </style:style>
    <style:style style:name="P40" style:family="paragraph" style:parent-style-name="Text_20_body">
      <style:text-properties officeooo:paragraph-rsid="002b634c"/>
    </style:style>
    <style:style style:name="P41" style:family="paragraph" style:parent-style-name="Title">
      <style:text-properties officeooo:rsid="001e17d7" officeooo:paragraph-rsid="001e17d7"/>
    </style:style>
    <style:style style:name="P42" style:family="paragraph" style:parent-style-name="Standard">
      <style:text-properties fo:font-weight="normal" officeooo:rsid="00208416" officeooo:paragraph-rsid="00208416" style:font-weight-asian="normal" style:font-weight-complex="normal"/>
    </style:style>
    <style:style style:name="P43" style:family="paragraph" style:parent-style-name="Standard">
      <style:text-properties officeooo:rsid="0029b941" officeooo:paragraph-rsid="002b634c"/>
    </style:style>
    <style:style style:name="P44" style:family="paragraph" style:parent-style-name="Standard">
      <style:text-properties fo:font-weight="normal" officeooo:rsid="0028fee0" officeooo:paragraph-rsid="002b634c" style:font-weight-asian="normal" style:font-weight-complex="normal"/>
    </style:style>
    <style:style style:name="P45" style:family="paragraph" style:parent-style-name="Text_20_body">
      <style:text-properties fo:font-weight="normal" officeooo:rsid="0026dc5b" officeooo:paragraph-rsid="0026dc5b" style:font-weight-asian="normal" style:font-weight-complex="normal"/>
    </style:style>
    <style:style style:name="P46" style:family="paragraph" style:parent-style-name="Text_20_body">
      <style:text-properties fo:font-weight="normal" officeooo:rsid="0026dc5b" officeooo:paragraph-rsid="002757db" style:font-weight-asian="normal" style:font-weight-complex="normal"/>
    </style:style>
    <style:style style:name="P47" style:family="paragraph" style:parent-style-name="Text_20_body">
      <style:text-properties fo:font-weight="normal" officeooo:rsid="0026dc5b" officeooo:paragraph-rsid="00275e50" style:font-weight-asian="normal" style:font-weight-complex="normal"/>
    </style:style>
    <style:style style:name="P48" style:family="paragraph" style:parent-style-name="Text_20_body">
      <style:text-properties fo:font-weight="normal" officeooo:rsid="0026dc5b" officeooo:paragraph-rsid="00275f91" style:font-weight-asian="normal" style:font-weight-complex="normal"/>
    </style:style>
    <style:style style:name="P49" style:family="paragraph" style:parent-style-name="Text_20_body">
      <style:text-properties fo:font-weight="normal" officeooo:rsid="00275e50" officeooo:paragraph-rsid="00275e50" style:font-weight-asian="normal" style:font-weight-complex="normal"/>
    </style:style>
    <style:style style:name="P50" style:family="paragraph" style:parent-style-name="Text_20_body">
      <style:text-properties fo:font-weight="normal" officeooo:rsid="0027db8a" officeooo:paragraph-rsid="0027db8a" style:font-weight-asian="normal" style:font-weight-complex="normal"/>
    </style:style>
    <style:style style:name="P51" style:family="paragraph" style:parent-style-name="Text_20_body">
      <style:text-properties fo:font-weight="normal" officeooo:rsid="00275f91" officeooo:paragraph-rsid="0027db8a" style:font-weight-asian="normal" style:font-weight-complex="normal"/>
    </style:style>
    <style:style style:name="P52" style:family="paragraph" style:parent-style-name="Text_20_body">
      <style:text-properties fo:font-weight="normal" officeooo:rsid="0028fee0" officeooo:paragraph-rsid="0028fee0" style:font-weight-asian="normal" style:font-weight-complex="normal"/>
    </style:style>
    <style:style style:name="P53" style:family="paragraph" style:parent-style-name="Text_20_body">
      <style:text-properties fo:font-weight="normal" officeooo:rsid="0029b941" officeooo:paragraph-rsid="0029b941" style:font-weight-asian="normal" style:font-weight-complex="normal"/>
    </style:style>
    <style:style style:name="P54" style:family="paragraph" style:parent-style-name="Text_20_body">
      <style:text-properties fo:font-weight="normal" officeooo:rsid="0029b941" officeooo:paragraph-rsid="002b634c" style:font-weight-asian="normal" style:font-weight-complex="normal"/>
    </style:style>
    <style:style style:name="P55" style:family="paragraph" style:parent-style-name="Text_20_body">
      <style:text-properties fo:font-weight="normal" officeooo:rsid="002b634c" officeooo:paragraph-rsid="002b634c" style:font-weight-asian="normal" style:font-weight-complex="normal"/>
    </style:style>
    <style:style style:name="P56" style:family="paragraph" style:parent-style-name="Text_20_body">
      <style:text-properties fo:font-weight="bold" officeooo:rsid="0026dc5b" officeooo:paragraph-rsid="00275f91" style:font-weight-asian="bold" style:font-weight-complex="bold"/>
    </style:style>
    <style:style style:name="T1" style:family="text">
      <style:text-properties officeooo:rsid="001e270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270b" style:font-weight-asian="bold" style:font-weight-complex="bold"/>
    </style:style>
    <style:style style:name="T4" style:family="text">
      <style:text-properties fo:font-weight="bold" officeooo:rsid="001e851e" style:font-weight-asian="bold" style:font-weight-complex="bold"/>
    </style:style>
    <style:style style:name="T5" style:family="text">
      <style:text-properties fo:font-weight="bold" officeooo:rsid="0026dc5b" style:font-weight-asian="bold" style:font-weight-complex="bold"/>
    </style:style>
    <style:style style:name="T6" style:family="text">
      <style:text-properties fo:font-weight="bold" officeooo:rsid="002757db" style:font-weight-asian="bold" style:font-weight-complex="bold"/>
    </style:style>
    <style:style style:name="T7" style:family="text">
      <style:text-properties officeooo:rsid="001e851e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weight="normal" style:font-weight-asian="normal" style:font-weight-complex="normal"/>
    </style:style>
    <style:style style:name="T10" style:family="text">
      <style:text-properties style:font-name="Liberation Serif" officeooo:rsid="00219e49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08416" style:font-weight-asian="normal" style:font-weight-complex="normal"/>
    </style:style>
    <style:style style:name="T13" style:family="text">
      <style:text-properties fo:font-weight="normal" officeooo:rsid="0023b84b" style:font-weight-asian="normal" style:font-weight-complex="normal"/>
    </style:style>
    <style:style style:name="T14" style:family="text">
      <style:text-properties fo:font-weight="normal" officeooo:rsid="0026dc5b" style:font-weight-asian="normal" style:font-weight-complex="normal"/>
    </style:style>
    <style:style style:name="T15" style:family="text">
      <style:text-properties fo:font-weight="normal" officeooo:rsid="002757db" style:font-weight-asian="normal" style:font-weight-complex="normal"/>
    </style:style>
    <style:style style:name="T16" style:family="text">
      <style:text-properties fo:font-weight="normal" officeooo:rsid="00275e50" style:font-weight-asian="normal" style:font-weight-complex="normal"/>
    </style:style>
    <style:style style:name="T17" style:family="text">
      <style:text-properties fo:font-weight="normal" officeooo:rsid="00275f91" style:font-weight-asian="normal" style:font-weight-complex="normal"/>
    </style:style>
    <style:style style:name="T18" style:family="text">
      <style:text-properties fo:font-weight="normal" officeooo:rsid="0027db8a" style:font-weight-asian="normal" style:font-weight-complex="normal"/>
    </style:style>
    <style:style style:name="T19" style:family="text">
      <style:text-properties fo:font-weight="normal" officeooo:rsid="0028fee0" style:font-weight-asian="normal" style:font-weight-complex="normal"/>
    </style:style>
    <style:style style:name="T20" style:family="text">
      <style:text-properties fo:font-weight="normal" officeooo:rsid="002b634c" style:font-weight-asian="normal" style:font-weight-complex="normal"/>
    </style:style>
    <style:style style:name="T21" style:family="text">
      <style:text-properties fo:font-weight="normal" officeooo:rsid="0029b941" style:font-weight-asian="normal" style:font-weight-complex="normal"/>
    </style:style>
    <style:style style:name="T22" style:family="text">
      <style:text-properties officeooo:rsid="00219e49"/>
    </style:style>
    <style:style style:name="T23" style:family="text">
      <style:text-properties officeooo:rsid="0028fee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CURSO DE JAVASCRIPT</text:p>
      <text:p text:style-name="P1">Extensão: .js</text:p>
      <text:p text:style-name="P3">Formas de mostrar algo para o usuário</text:p>
      <text:p text:style-name="P2">- Colocar um id=”titulo”</text:p>
      <text:p text:style-name="P2">No arquivo .js referenciar o id → document.getElementById(“titulo”).innerHTML = “Opa, tudo bem?”;</text:p>
      <text:p text:style-name="P2">- document.write(“titulo”);</text:p>
      <text:p text:style-name="P3">Formas de abrir uma janela para o usuário</text:p>
      <text:p text:style-name="P16">- window.alert(“Titulo”)</text:p>
      <text:p text:style-name="P15"><text:span text:style-name="T3">Formas de </text:span><text:span text:style-name="T4">colocar no console</text:span></text:p>
      <text:p text:style-name="P17"><text:span text:style-name="T1">- </text:span><text:span text:style-name="T7">console.log</text:span><text:span text:style-name="T1">(“Titulo”)</text:span></text:p>
      <text:p text:style-name="P4"><text:span text:style-name="T7">V</text:span>ariáveis</text:p>
      <text:p text:style-name="P18">- var nome = “Lidia”;</text:p>
      <text:p text:style-name="P19">- Para que uma variável não mude depois utilizamos “const” em ver de “var”.</text:p>
      <text:p text:style-name="P19">- let nome = "nome"; -&gt; disponível só no escopo específico e a variável não pode ser redefinida</text:p>
      <text:p text:style-name="P19">- const nome = "nome"; -&gt; constante</text:p>
      <text:p text:style-name="P19">Podemos utilizar assim:</text:p>
      <text:p text:style-name="P27"><text:span text:style-name="T12">- </text:span><text:span text:style-name="T9">var pessoa = {nome: 'Lidia', sobrenome: 'Lisboa'};</text:span></text:p>
      <text:p text:style-name="P42"><text:span text:style-name="T8"><text:s text:c="2"/>console.log(pessoa.</text:span><text:span text:style-name="T10">sobrenome</text:span><text:span text:style-name="T8">)</text:span></text:p>
      <text:p text:style-name="P19"/>
      <text:p text:style-name="P5">Condicionais</text:p>
      <text:p text:style-name="P19">if (hora &lt; 12){</text:p>
      <text:p text:style-name="P19"><text:tab/>console.log(“Bom dia”);</text:p>
      <text:p text:style-name="P19">}</text:p>
      <text:p text:style-name="P19">&amp;&amp; - E</text:p>
      <text:p text:style-name="P19">|| - OU</text:p>
      <text:p text:style-name="P6">DOM</text:p>
      <text:p text:style-name="P20">- Conjuntos<text:span text:style-name="T22"> de elementos presentes na tela</text:span></text:p>
      <text:p text:style-name="P20"/>
      <text:p text:style-name="P20"/>
      <text:p text:style-name="P20"/>
      <text:p text:style-name="P7"><text:soft-page-break/>Selecionar Elementos</text:p>
      <text:p text:style-name="P20">Para achar elementos pela classe:</text:p>
      <text:p text:style-name="P20"><text:tab/>document.getElementByClassName('lista')</text:p>
      <text:p text:style-name="P20">Para alterar elementos da classe:</text:p>
      <text:p text:style-name="P20"><text:tab/>document.getElementByClassName('lista')[0].innerHTML = 'ALTERACAO';</text:p>
      <text:p text:style-name="P28"><text:span text:style-name="T12">Para alterar elementos </text:span><text:span text:style-name="T13">do HTML:</text:span></text:p>
      <text:p text:style-name="P20"><text:tab/>document.querySelector('button')</text:p>
      <text:p text:style-name="P8"/>
      <text:p text:style-name="P9">Função</text:p>
      <text:p text:style-name="P10">- Criar Função</text:p>
      <text:p text:style-name="P10"><text:tab/><text:span text:style-name="T11">function nome(){…}</text:span></text:p>
      <text:p text:style-name="P10">- Exibir Função</text:p>
      <text:p text:style-name="P21"><text:tab/>nome(){…}</text:p>
      <text:p text:style-name="P10">- Parâmetros dentro da função</text:p>
      <text:p text:style-name="P10"><text:tab/><text:span text:style-name="T11">function nome(titulo){…}</text:span></text:p>
      <text:p text:style-name="P29"/>
      <text:p text:style-name="P10">Um usuário, ao apertar em um botão dentro de um site, deseja voltar o scroll para o início, posição zero. Analisando isso, informe qual das alternativas permite tal ação.</text:p>
      <text:p text:style-name="P21">- window.scrollTo(0, 0);</text:p>
      <text:p text:style-name="P21"/>
      <text:p text:style-name="P11">EVENTO DE CLIQUE</text:p>
      <text:p text:style-name="P22">No HTML:</text:p>
      <text:p text:style-name="P22"><text:tab/>&lt;button onclick= “clicou()”&gt;Clique em mim&lt;/button&gt;</text:p>
      <text:p text:style-name="P22">No JavaScript:</text:p>
      <text:p text:style-name="P22"><text:tab/>function clicou(){</text:p>
      <text:p text:style-name="P22"><text:tab/><text:tab/>alert(“Você clicou no botão!”);</text:p>
      <text:p text:style-name="P22"><text:tab/>}</text:p>
      <text:p text:style-name="P22"/>
      <text:p text:style-name="P13">Qual função do JavaScript permite uma ação ao ser clicado em algum elemento?</text:p>
      <text:p text:style-name="P30"><text:tab/>Onclick().</text:p>
      <text:p text:style-name="P30"/>
      <text:p text:style-name="P12"/>
      <text:p text:style-name="P31"><text:soft-page-break/><text:span text:style-name="T5">EVENTO DE </text:span><text:span text:style-name="T6">TECLADO</text:span></text:p>
      <text:p text:style-name="P23">No HTML:</text:p>
      <text:p text:style-name="P31"><text:span text:style-name="T14"><text:tab/>&lt;</text:span><text:span text:style-name="T15">input onkeyup=”digitou()”</text:span><text:span text:style-name="T14">&gt;</text:span></text:p>
      <text:p text:style-name="P31"><text:span text:style-name="T14">No </text:span><text:span text:style-name="T15">JavaScript</text:span><text:span text:style-name="T14">:</text:span></text:p>
      <text:p text:style-name="P31"><text:span text:style-name="T14"><text:tab/>function </text:span><text:span text:style-name="T15">digit</text:span><text:span text:style-name="T14">ou(){</text:span></text:p>
      <text:p text:style-name="P31"><text:span text:style-name="T14"><text:tab/><text:tab/></text:span><text:span text:style-name="T15">console.log</text:span><text:span text:style-name="T14">(“Você </text:span><text:span text:style-name="T15">digitou</text:span><text:span text:style-name="T14">!”);</text:span></text:p>
      <text:p text:style-name="P23"><text:tab/>}</text:p>
      <text:p text:style-name="P23">_______________________________________________</text:p>
      <text:p text:style-name="P24">No HTML:</text:p>
      <text:p text:style-name="P32"><text:span text:style-name="T14"><text:tab/>&lt;</text:span><text:span text:style-name="T15">input onkeyup=”digitou(</text:span><text:span text:style-name="T16">event</text:span><text:span text:style-name="T15">)” </text:span><text:span text:style-name="T16">id=”campo” type=”text” name=”usuario” value=”Nome”</text:span><text:span text:style-name="T14">&gt;</text:span></text:p>
      <text:p text:style-name="P24"/>
      <text:p text:style-name="P32"><text:span text:style-name="T14">No </text:span><text:span text:style-name="T15">JavaScript</text:span><text:span text:style-name="T14">:</text:span></text:p>
      <text:p text:style-name="P32"><text:span text:style-name="T14"><text:tab/>function </text:span><text:span text:style-name="T15">digit</text:span><text:span text:style-name="T14">ou(</text:span><text:span text:style-name="T16">e</text:span><text:span text:style-name="T14">){</text:span></text:p>
      <text:p text:style-name="P32"><text:span text:style-name="T14"><text:tab/><text:tab/></text:span><text:span text:style-name="T16">if(e.keyCode==13){<text:tab/><text:tab/>//Enter</text:span></text:p>
      <text:p text:style-name="P49"><text:tab/><text:tab/><text:tab/>let texto = document.getElementById(“campo”).value;</text:p>
      <text:p text:style-name="P32"><text:span text:style-name="T14"><text:tab/><text:tab/><text:tab/></text:span><text:span text:style-name="T15">console.log</text:span><text:span text:style-name="T14">(</text:span><text:span text:style-name="T16">texto</text:span><text:span text:style-name="T14">);</text:span></text:p>
      <text:p text:style-name="P32"><text:span text:style-name="T14"><text:tab/><text:tab/></text:span><text:span text:style-name="T16">}</text:span></text:p>
      <text:p text:style-name="P24"><text:tab/>}</text:p>
      <text:p text:style-name="P34"><text:span text:style-name="T5">M</text:span><text:span text:style-name="T2">UDANÇA DE ESTILO</text:span></text:p>
      <text:p text:style-name="P25">No HTML:</text:p>
      <text:p text:style-name="P26"><text:tab/>&lt;div id=”telefone”&gt;987654321&lt;/div&gt;</text:p>
      <text:p text:style-name="P33"><text:span text:style-name="T14"><text:tab/><text:tab/>&lt;</text:span><text:span text:style-name="T17">button onclick=”mostrarTelefone()”</text:span><text:span text:style-name="T14">&gt;</text:span><text:span text:style-name="T17">Mostrar telefone&lt;/button&gt;</text:span></text:p>
      <text:p text:style-name="P25"/>
      <text:p text:style-name="P34"><text:span text:style-name="T14">N</text:span><text:span text:style-name="T11">o CSS:</text:span></text:p>
      <text:p text:style-name="P35"><text:span text:style-name="T11"><text:tab/></text:span><text:span text:style-name="T18">#telefone{</text:span></text:p>
      <text:p text:style-name="P50"><text:tab/><text:tab/>display:none;</text:p>
      <text:p text:style-name="P35"><text:span text:style-name="T18"><text:tab/>}</text:span><text:span text:style-name="T11"><text:tab/></text:span></text:p>
      <text:p text:style-name="P51"/>
      <text:p text:style-name="P33"><text:span text:style-name="T14">No </text:span><text:span text:style-name="T15">JavaScript</text:span><text:span text:style-name="T14">:</text:span></text:p>
      <text:p text:style-name="P33"><text:span text:style-name="T14"><text:tab/>function </text:span><text:span text:style-name="T18">mostrarTelefone</text:span><text:span text:style-name="T14">(</text:span><text:span text:style-name="T18">elemento</text:span><text:span text:style-name="T14">){</text:span></text:p>
      <text:p text:style-name="P33"><text:span text:style-name="T14"><text:tab/><text:tab/></text:span><text:span text:style-name="T18">document.getElementById</text:span><text:span text:style-name="T14">(“</text:span><text:span text:style-name="T18">telefone</text:span><text:span text:style-name="T14">”).</text:span><text:span text:style-name="T18">style.display = “block”</text:span><text:span text:style-name="T14">;</text:span></text:p>
      <text:p text:style-name="P25"><text:tab/>}</text:p>
      <text:p text:style-name="P56"><text:soft-page-break/>Analisando o código a seguir, assinale a alternativa que mude a cor de fundo para vermelho utilizando JavaScript. Mudando cor de fundo…</text:p>
      <text:p text:style-name="P33">document.querySelector('.background').style.backgroundColor = 'red';</text:p>
      <text:p text:style-name="P33"/>
      <text:p text:style-name="P36"><text:span text:style-name="T5">A</text:span><text:span text:style-name="T2">rray</text:span></text:p>
      <text:p text:style-name="P37"><text:span text:style-name="T14">No </text:span><text:span text:style-name="T15">JavaScript</text:span><text:span text:style-name="T14">:</text:span></text:p>
      <text:p text:style-name="P37"><text:span text:style-name="T14"><text:tab/></text:span><text:span text:style-name="T19">let ingredientes = [</text:span></text:p>
      <text:p text:style-name="P52"><text:tab/><text:tab/>[‘uva’,’pera’,’maca’],</text:p>
      <text:p text:style-name="P52"><text:tab/><text:tab/>[’arroz’,’macarrao’],</text:p>
      <text:p text:style-name="P37"><text:span text:style-name="T19"><text:tab/></text:span><text:span text:style-name="T14">};</text:span></text:p>
      <text:p text:style-name="P37"><text:span text:style-name="T14"><text:tab/></text:span><text:span text:style-name="T19">console.log(ingredientes[1][0]);</text:span></text:p>
      <text:p text:style-name="P52"/>
      <text:p text:style-name="P14"><text:span text:style-name="T23">O</text:span>bjeto</text:p>
      <text:p text:style-name="P52">- Arrays possuem uma quantidade numerada de elementos e objetos possuem uma quantidade nomeada de elementos.</text:p>
      <text:p text:style-name="P38"><text:span text:style-name="T19"><text:tab/>L</text:span><text:span text:style-name="T11">et carro = {</text:span></text:p>
      <text:p text:style-name="P53"><text:tab/><text:tab/>nome:’Fiat’,</text:p>
      <text:p text:style-name="P53"><text:tab/><text:tab/>modelo:’Uno’</text:p>
      <text:p text:style-name="P53"><text:tab/><text:tab/>peso:’800kg’,</text:p>
      <text:p text:style-name="P53"><text:tab/><text:tab/>ligar: function(){</text:p>
      <text:p text:style-name="P53"><text:tab/><text:tab/>console.log(“VRUM, VRUM”);</text:p>
      <text:p text:style-name="P53"><text:tab/><text:tab/>},</text:p>
      <text:p text:style-name="P53"><text:tab/><text:tab/>acelerar: function(){</text:p>
      <text:p text:style-name="P53"><text:tab/><text:tab/><text:tab/>console.log(“Riiiiiihhhhhhh”)</text:p>
      <text:p text:style-name="P53"><text:tab/><text:tab/>}</text:p>
      <text:p text:style-name="P53"><text:tab/>};</text:p>
      <text:p text:style-name="P38"><text:span text:style-name="T11"><text:tab/>console.log(“Modelo: “</text:span><text:span text:style-name="T20">+</text:span><text:span text:style-name="T11">carro.modelo);</text:span></text:p>
      <text:p text:style-name="P53"><text:tab/>carro.ligar();</text:p>
      <text:p text:style-name="P53"><text:tab/>carro.acelerar();</text:p>
      <text:p text:style-name="P53"/>
      <text:p text:style-name="P53"/>
      <text:p text:style-name="P53"/>
      <text:p text:style-name="P53"><text:soft-page-break/>_____________________________________________________</text:p>
      <text:p text:style-name="P44"/>
      <text:p text:style-name="P43"><text:span text:style-name="T19"><text:tab/>L</text:span><text:span text:style-name="T11">et carro = {</text:span></text:p>
      <text:p text:style-name="P54"><text:tab/><text:tab/>nome:’Fiat’,</text:p>
      <text:p text:style-name="P54"><text:tab/><text:tab/>modelo:’Uno’</text:p>
      <text:p text:style-name="P54"><text:tab/><text:tab/>peso:’800kg’,</text:p>
      <text:p text:style-name="P39"><text:span text:style-name="T11"><text:tab/><text:tab/></text:span><text:span text:style-name="T20">ligado:false,</text:span></text:p>
      <text:p text:style-name="P54"><text:tab/><text:tab/>ligar: function(){</text:p>
      <text:p text:style-name="P39"><text:span text:style-name="T11"><text:tab/><text:tab/><text:tab/></text:span><text:span text:style-name="T20">this.ligado = true;</text:span></text:p>
      <text:p text:style-name="P54"><text:tab/><text:tab/><text:tab/>console.log(“VRUM, VRUM”);</text:p>
      <text:p text:style-name="P54"><text:tab/><text:tab/>},</text:p>
      <text:p text:style-name="P54"><text:tab/><text:tab/>acelerar: function(){</text:p>
      <text:p text:style-name="P39"><text:span text:style-name="T11"><text:tab/><text:tab/><text:tab/></text:span><text:span text:style-name="T20">if(this.ligado == true){</text:span></text:p>
      <text:p text:style-name="P39"><text:span text:style-name="T20"><text:tab/><text:tab/><text:tab/></text:span><text:span text:style-name="T11"><text:tab/>console.log(“Riiiiiihhhhhhh”)</text:span></text:p>
      <text:p text:style-name="P55"><text:tab/><text:tab/><text:tab/>}else{</text:p>
      <text:p text:style-name="P40"><text:span text:style-name="T20"><text:tab/><text:tab/><text:tab/><text:tab/></text:span><text:span text:style-name="T21">console.log(</text:span><text:span text:style-name="T20">this.nome+” ”+this.modelo+” não está ligado!”</text:span><text:span text:style-name="T21">);</text:span></text:p>
      <text:p text:style-name="P39"><text:span text:style-name="T11"><text:tab/><text:tab/><text:tab/></text:span><text:span text:style-name="T20">}</text:span><text:span text:style-name="T11"><text:tab/><text:tab/></text:span></text:p>
      <text:p text:style-name="P54"><text:tab/><text:tab/>}</text:p>
      <text:p text:style-name="P54"><text:tab/>};</text:p>
      <text:p text:style-name="P39"><text:span text:style-name="T11"><text:tab/>console.log(“Modelo: “</text:span><text:span text:style-name="T20">+</text:span><text:span text:style-name="T11">carro.modelo);</text:span></text:p>
      <text:p text:style-name="P54"><text:tab/></text:p>
      <text:p text:style-name="P54"><text:tab/>carro.ligar();</text:p>
      <text:p text:style-name="P54"><text:tab/>carro.acelerar(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3T11:02:40.736767952</meta:creation-date>
    <dc:date>2022-05-16T12:10:57.355886985</dc:date>
    <meta:editing-duration>PT4H32M45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5" meta:paragraph-count="127" meta:word-count="399" meta:character-count="3381" meta:non-whitespace-character-count="2984"/>
  </office:meta>
</office:document-meta>
</file>